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7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4.2217in" svg:y="0.0394in">
            <draw:object draw:notify-on-update-of-ranges="Sheet1.H1:Sheet1.K1 Sheet1.G2:Sheet1.G2 Sheet1.H2:Sheet1.K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25in" svg:height="3.5449in" svg:x="15.4661in" svg:y="1.4433in">
            <draw:object draw:notify-on-update-of-ranges="Sheet1.S1:Sheet1.S1 Sheet1.T1:Sheet1.W1 Sheet1.S2:Sheet1.S2 Sheet1.T2:Sheet1.W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8" table:default-cell-style-name="Default"/>
        <table:table-row table:style-name="ro1"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Asm+4</text:p>
          </table:table-cell>
          <table:table-cell office:value-type="string" calcext:value-type="string">
            <text:p>Asm+8</text:p>
          </table:table-cell>
          <table:table-cell office:value-type="string" calcext:value-type="string">
            <text:p>Asm+16</text:p>
          </table:table-cell>
          <table:table-cell/>
          <table:table-cell office:value-type="string" calcext:value-type="string">
            <text:p>promedio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m+4</text:p>
          </table:table-cell>
          <table:table-cell office:value-type="string" calcext:value-type="string">
            <text:p>Asm+8</text:p>
          </table:table-cell>
          <table:table-cell office:value-type="string" calcext:value-type="string">
            <text:p>Asm+16</text:p>
          </table:table-cell>
          <table:table-cell/>
          <table:table-cell office:value-type="string" calcext:value-type="string">
            <text:p>suma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m+4</text:p>
          </table:table-cell>
          <table:table-cell office:value-type="string" calcext:value-type="string">
            <text:p>Asm+8</text:p>
          </table:table-cell>
          <table:table-cell office:value-type="string" calcext:value-type="string">
            <text:p>Asm+16</text:p>
          </table:table-cell>
          <table:table-cell/>
          <table:table-cell office:value-type="string" calcext:value-type="string">
            <text:p>var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m+4</text:p>
          </table:table-cell>
          <table:table-cell office:value-type="string" calcext:value-type="string">
            <text:p>Asm+8</text:p>
          </table:table-cell>
          <table:table-cell office:value-type="string" calcext:value-type="string">
            <text:p>Asm+16</text:p>
          </table:table-cell>
        </table:table-row>
        <table:table-row table:style-name="ro1">
          <table:table-cell/>
          <table:table-cell office:value-type="float" office:value="114784" calcext:value-type="float">
            <text:p>114784</text:p>
          </table:table-cell>
          <table:table-cell office:value-type="float" office:value="121848" calcext:value-type="float">
            <text:p>121848</text:p>
          </table:table-cell>
          <table:table-cell office:value-type="float" office:value="15929760" calcext:value-type="float">
            <text:p>15929760</text:p>
          </table:table-cell>
          <table:table-cell office:value-type="float" office:value="47011136" calcext:value-type="float">
            <text:p>47011136</text:p>
          </table:table-cell>
          <table:table-cell table:number-columns-repeated="2"/>
          <table:table-cell table:formula="of:=AVERAGE([.B4:.B9])" office:value-type="float" office:value="142868" calcext:value-type="float">
            <text:p>142868</text:p>
          </table:table-cell>
          <table:table-cell table:formula="of:=AVERAGE([.C4:.C9])" office:value-type="float" office:value="137504" calcext:value-type="float">
            <text:p>137504</text:p>
          </table:table-cell>
          <table:table-cell table:formula="of:=AVERAGE([.D4:.D9])" office:value-type="float" office:value="39378122.6666667" calcext:value-type="float">
            <text:p>39378122.6666667</text:p>
          </table:table-cell>
          <table:table-cell table:formula="of:=AVERAGE([.E4:.E9])" office:value-type="float" office:value="71755318.6666667" calcext:value-type="float">
            <text:p>71755318.6666667</text:p>
          </table:table-cell>
          <table:table-cell table:number-columns-repeated="2"/>
          <table:table-cell table:formula="of:=([.B4]-[.H$2])^2" office:value-type="float" office:value="63043600" calcext:value-type="float">
            <text:p>63043600</text:p>
          </table:table-cell>
          <table:table-cell table:formula="of:=([.C4]-[.I$2])^2" office:value-type="float" office:value="121176064" calcext:value-type="float">
            <text:p>121176064</text:p>
          </table:table-cell>
          <table:table-cell table:formula="of:=([.D4]-[.J$2])^2" office:value-type="float" office:value="124696767121927" calcext:value-type="float">
            <text:p>124696767121927</text:p>
          </table:table-cell>
          <table:table-cell table:formula="of:=([.E4]-[.K$2])^2" office:value-type="float" office:value="585553205882711" calcext:value-type="float">
            <text:p>585553205882711</text:p>
          </table:table-cell>
          <table:table-cell table:number-columns-repeated="2"/>
          <table:table-cell table:formula="of:=SUM([.N2:.N7])/6" office:value-type="float" office:value="51396624" calcext:value-type="float">
            <text:p>51396624</text:p>
          </table:table-cell>
          <table:table-cell table:formula="of:=SUM([.O2:.O7])/6" office:value-type="float" office:value="97838208" calcext:value-type="float">
            <text:p>97838208</text:p>
          </table:table-cell>
          <table:table-cell table:formula="of:=SUM([.P2:.P7])/6" office:value-type="float" office:value="51132429733987.6" calcext:value-type="float">
            <text:p>51132429733987.6</text:p>
          </table:table-cell>
          <table:table-cell table:formula="of:=SUM([.Q2:.Q7])/6" office:value-type="float" office:value="355960401936820" calcext:value-type="float">
            <text:p>355960401936820</text:p>
          </table:table-cell>
        </table:table-row>
        <table:table-row table:style-name="ro1">
          <table:table-cell/>
          <table:table-cell office:value-type="float" office:value="123232" calcext:value-type="float">
            <text:p>123232</text:p>
          </table:table-cell>
          <table:table-cell office:value-type="float" office:value="123744" calcext:value-type="float">
            <text:p>123744</text:p>
          </table:table-cell>
          <table:table-cell office:value-type="float" office:value="24443152" calcext:value-type="float">
            <text:p>24443152</text:p>
          </table:table-cell>
          <table:table-cell office:value-type="float" office:value="47130088" calcext:value-type="float">
            <text:p>47130088</text:p>
          </table:table-cell>
          <table:table-cell table:number-columns-repeated="8"/>
          <table:table-cell table:formula="of:=([.B5]-[.H$2])^2" office:value-type="float" office:value="47059600" calcext:value-type="float">
            <text:p>47059600</text:p>
          </table:table-cell>
          <table:table-cell table:formula="of:=([.C5]-[.I$2])^2" office:value-type="float" office:value="114404416" calcext:value-type="float">
            <text:p>114404416</text:p>
          </table:table-cell>
          <table:table-cell table:formula="of:=([.D5]-[.J$2])^2" office:value-type="float" office:value="14510390641500.4" calcext:value-type="float">
            <text:p>14510390641500.4</text:p>
          </table:table-cell>
          <table:table-cell table:formula="of:=([.E5]-[.K$2])^2" office:value-type="float" office:value="182328596471981" calcext:value-type="float">
            <text:p>1823285964719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4928" calcext:value-type="float">
            <text:p>134928</text:p>
          </table:table-cell>
          <table:table-cell office:value-type="float" office:value="126496" calcext:value-type="float">
            <text:p>126496</text:p>
          </table:table-cell>
          <table:table-cell office:value-type="float" office:value="28211352" calcext:value-type="float">
            <text:p>28211352</text:p>
          </table:table-cell>
          <table:table-cell office:value-type="float" office:value="47557112" calcext:value-type="float">
            <text:p>47557112</text:p>
          </table:table-cell>
          <table:table-cell table:number-columns-repeated="8"/>
          <table:table-cell table:formula="of:=([.B6]-[.H$2])^2" office:value-type="float" office:value="31225744" calcext:value-type="float">
            <text:p>31225744</text:p>
          </table:table-cell>
          <table:table-cell table:formula="of:=([.C6]-[.I$2])^2" office:value-type="float" office:value="40043584" calcext:value-type="float">
            <text:p>40043584</text:p>
          </table:table-cell>
          <table:table-cell table:formula="of:=([.D6]-[.J$2])^2" office:value-type="float" office:value="25006151111.1119" calcext:value-type="float">
            <text:p>25006151111.1119</text:p>
          </table:table-cell>
          <table:table-cell table:formula="of:=([.E6]-[.K$2])^2" office:value-type="float" office:value="147552880610135" calcext:value-type="float">
            <text:p>1475528806101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6008" calcext:value-type="float">
            <text:p>136008</text:p>
          </table:table-cell>
          <table:table-cell office:value-type="float" office:value="126808" calcext:value-type="float">
            <text:p>126808</text:p>
          </table:table-cell>
          <table:table-cell office:value-type="float" office:value="35568872" calcext:value-type="float">
            <text:p>35568872</text:p>
          </table:table-cell>
          <table:table-cell office:value-type="float" office:value="58252408" calcext:value-type="float">
            <text:p>58252408</text:p>
          </table:table-cell>
          <table:table-cell table:number-columns-repeated="8"/>
          <table:table-cell table:formula="of:=([.B7]-[.H$2])^2" office:value-type="float" office:value="8410000" calcext:value-type="float">
            <text:p>8410000</text:p>
          </table:table-cell>
          <table:table-cell table:formula="of:=([.C7]-[.I$2])^2" office:value-type="float" office:value="13075456" calcext:value-type="float">
            <text:p>13075456</text:p>
          </table:table-cell>
          <table:table-cell table:formula="of:=([.D7]-[.J$2])^2" office:value-type="float" office:value="31127309660.4453" calcext:value-type="float">
            <text:p>31127309660.4453</text:p>
          </table:table-cell>
          <table:table-cell table:formula="of:=([.E7]-[.K$2])^2" office:value-type="float" office:value="30831736934444.4" calcext:value-type="float">
            <text:p>30831736934444.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7280" calcext:value-type="float">
            <text:p>137280</text:p>
          </table:table-cell>
          <table:table-cell office:value-type="float" office:value="131176" calcext:value-type="float">
            <text:p>131176</text:p>
          </table:table-cell>
          <table:table-cell office:value-type="float" office:value="39536256" calcext:value-type="float">
            <text:p>39536256</text:p>
          </table:table-cell>
          <table:table-cell office:value-type="float" office:value="59608184" calcext:value-type="float">
            <text:p>59608184</text:p>
          </table:table-cell>
          <table:table-cell table:number-columns-repeated="8"/>
          <table:table-cell table:formula="of:=([.B8]-[.H$2])^2" office:value-type="float" office:value="49730704" calcext:value-type="float">
            <text:p>49730704</text:p>
          </table:table-cell>
          <table:table-cell table:formula="of:=([.C8]-[.I$2])^2" office:value-type="float" office:value="140375104" calcext:value-type="float">
            <text:p>140375104</text:p>
          </table:table-cell>
          <table:table-cell table:formula="of:=([.D8]-[.J$2])^2" office:value-type="float" office:value="3340755358044.45" calcext:value-type="float">
            <text:p>3340755358044.45</text:p>
          </table:table-cell>
          <table:table-cell table:formula="of:=([.E8]-[.K$2])^2" office:value-type="float" office:value="142536505447468" calcext:value-type="float">
            <text:p>1425365054474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5768" calcext:value-type="float">
            <text:p>145768</text:p>
          </table:table-cell>
          <table:table-cell office:value-type="float" office:value="141120" calcext:value-type="float">
            <text:p>141120</text:p>
          </table:table-cell>
          <table:table-cell office:value-type="float" office:value="39554552" calcext:value-type="float">
            <text:p>39554552</text:p>
          </table:table-cell>
          <table:table-cell office:value-type="float" office:value="77307952" calcext:value-type="float">
            <text:p>77307952</text:p>
          </table:table-cell>
          <table:table-cell table:number-columns-repeated="8"/>
          <table:table-cell table:formula="of:=([.B9]-[.H$2])^2" office:value-type="float" office:value="108910096" calcext:value-type="float">
            <text:p>108910096</text:p>
          </table:table-cell>
          <table:table-cell table:formula="of:=([.C9]-[.I$2])^2" office:value-type="float" office:value="157954624" calcext:value-type="float">
            <text:p>157954624</text:p>
          </table:table-cell>
          <table:table-cell table:formula="of:=([.D9]-[.J$2])^2" office:value-type="float" office:value="164190531821682" calcext:value-type="float">
            <text:p>164190531821682</text:p>
          </table:table-cell>
          <table:table-cell table:formula="of:=([.E9]-[.K$2])^2" office:value-type="float" office:value="1.04695948627418E+015" calcext:value-type="float">
            <text:p>10469594862741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9920" calcext:value-type="float">
            <text:p>149920</text:p>
          </table:table-cell>
          <table:table-cell office:value-type="float" office:value="149352" calcext:value-type="float">
            <text:p>149352</text:p>
          </table:table-cell>
          <table:table-cell office:value-type="float" office:value="41205896" calcext:value-type="float">
            <text:p>41205896</text:p>
          </table:table-cell>
          <table:table-cell office:value-type="float" office:value="83694184" calcext:value-type="float">
            <text:p>8369418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53304" calcext:value-type="float">
            <text:p>153304</text:p>
          </table:table-cell>
          <table:table-cell office:value-type="float" office:value="150072" calcext:value-type="float">
            <text:p>150072</text:p>
          </table:table-cell>
          <table:table-cell office:value-type="float" office:value="52191808" calcext:value-type="float">
            <text:p>52191808</text:p>
          </table:table-cell>
          <table:table-cell office:value-type="float" office:value="104112072" calcext:value-type="float">
            <text:p>10411207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54840" calcext:value-type="float">
            <text:p>154840</text:p>
          </table:table-cell>
          <table:table-cell office:value-type="float" office:value="150648" calcext:value-type="float">
            <text:p>150648</text:p>
          </table:table-cell>
          <table:table-cell office:value-type="float" office:value="52410144" calcext:value-type="float">
            <text:p>52410144</text:p>
          </table:table-cell>
          <table:table-cell office:value-type="float" office:value="121924752" calcext:value-type="float">
            <text:p>12192475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59272" calcext:value-type="float">
            <text:p>159272</text:p>
          </table:table-cell>
          <table:table-cell office:value-type="float" office:value="185480" calcext:value-type="float">
            <text:p>185480</text:p>
          </table:table-cell>
          <table:table-cell office:value-type="float" office:value="77825656" calcext:value-type="float">
            <text:p>77825656</text:p>
          </table:table-cell>
          <table:table-cell office:value-type="float" office:value="185639032" calcext:value-type="float">
            <text:p>185639032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8">00/00/0000</text:date>, <text:time style:data-style-name="N2" text:time-value="11:50:27.1558519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date>2014-09-28T11:51:13.409738457</dc:date>
    <meta:editing-duration>P0D</meta:editing-duration>
    <meta:editing-cycles>3</meta:editing-cycles>
    <meta:document-statistic meta:table-count="1" meta:cell-count="9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13cm" svg:y="0.316cm" chart:style-name="ch2">
          <text:p>Performance Cropflip</text:p>
        </chart:title>
        <chart:subtitle svg:x="5.059cm" svg:y="1.301cm" chart:style-name="ch3">
          <text:p>agregando Operaciones Logricas</text:p>
        </chart:subtitle>
        <chart:plot-area chart:style-name="ch4" table:cell-range-address="Sheet1.H1:Sheet1.K2 Sheet1.G2:Sheet1.G2" chart:data-source-has-labels="both" svg:x="1.331cm" svg:y="2.37cm" svg:width="14.029cm" svg:height="6.03cm">
          <chartooo:coordinate-region svg:x="3.064cm" svg:y="2.569cm" svg:width="12.296cm" svg:height="5.184cm"/>
          <chart:axis chart:dimension="x" chart:name="primary-x" chart:style-name="ch5" chartooo:axis-type="auto">
            <chartooo:date-scale/>
            <chart:categories table:cell-range-address="Sheet1.H1:Sheet1.K1"/>
          </chart:axis>
          <chart:axis chart:dimension="y" chart:name="primary-y" chart:style-name="ch6">
            <chart:title svg:x="0.451cm" svg:y="5.932cm" chart:style-name="ch7">
              <text:p>tiempo</text:p>
            </chart:title>
            <chart:grid chart:style-name="ch8" chart:class="major"/>
          </chart:axis>
          <chart:series chart:style-name="ch9" chart:values-cell-range-address="Sheet1.H2:Sheet1.K2" chart:label-cell-address="Sheet1.G2:Sheet1.G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H1:Sheet1.K1</svg:desc>
                </draw:g>
              </table:table-cell>
              <table:table-cell office:value-type="string">
                <text:p>Asm+4</text:p>
              </table:table-cell>
              <table:table-cell office:value-type="string">
                <text:p>Asm+8</text:p>
              </table:table-cell>
              <table:table-cell office:value-type="string">
                <text:p>Asm+16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G2:Sheet1.G2</svg:desc>
                </draw:g>
              </table:table-cell>
              <table:table-cell office:value-type="float" office:value="142868">
                <text:p>142868</text:p>
                <draw:g>
                  <svg:desc>Sheet1.H2:Sheet1.K2</svg:desc>
                </draw:g>
              </table:table-cell>
              <table:table-cell office:value-type="float" office:value="137504">
                <text:p>137504</text:p>
              </table:table-cell>
              <table:table-cell office:value-type="float" office:value="39378122.6666667">
                <text:p>39378122.6666667</text:p>
              </table:table-cell>
              <table:table-cell office:value-type="float" office:value="71755318.6666667">
                <text:p>71755318.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4cm" svg:height="9.005cm" xlink:href=".." xlink:type="simple" chart:class="chart:bar" chart:style-name="ch1">
        <chart:title svg:x="4.892cm" svg:y="0.316cm" chart:style-name="ch2">
          <text:p>Varianza Performance Cropflip</text:p>
        </chart:title>
        <chart:subtitle svg:x="5.091cm" svg:y="1.301cm" chart:style-name="ch3">
          <text:p>Agregando Operaciones Logicas</text:p>
        </chart:subtitle>
        <chart:plot-area chart:style-name="ch4" table:cell-range-address="Sheet1.S1:Sheet1.W2" chart:data-source-has-labels="both" svg:x="1.33cm" svg:y="2.37cm" svg:width="14.016cm" svg:height="6.035cm">
          <chartooo:coordinate-region svg:x="4.359cm" svg:y="2.57cm" svg:width="10.987cm" svg:height="5.188cm"/>
          <chart:axis chart:dimension="x" chart:name="primary-x" chart:style-name="ch5" chartooo:axis-type="auto">
            <chartooo:date-scale/>
            <chart:categories table:cell-range-address="Sheet1.T1:Sheet1.W1"/>
          </chart:axis>
          <chart:axis chart:dimension="y" chart:name="primary-y" chart:style-name="ch6">
            <chart:title svg:x="0.451cm" svg:y="5.973cm" chart:style-name="ch7">
              <text:p>Tiempo</text:p>
            </chart:title>
            <chart:grid chart:style-name="ch8" chart:class="major"/>
          </chart:axis>
          <chart:series chart:style-name="ch9" chart:values-cell-range-address="Sheet1.T2:Sheet1.W2" chart:label-cell-address="Sheet1.S2:Sheet1.S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T1:Sheet1.W1</svg:desc>
                </draw:g>
              </table:table-cell>
              <table:table-cell office:value-type="string">
                <text:p>Asm+4</text:p>
              </table:table-cell>
              <table:table-cell office:value-type="string">
                <text:p>Asm+8</text:p>
              </table:table-cell>
              <table:table-cell office:value-type="string">
                <text:p>Asm+16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S2:Sheet1.S2</svg:desc>
                </draw:g>
              </table:table-cell>
              <table:table-cell office:value-type="float" office:value="51396624">
                <text:p>51396624</text:p>
                <draw:g>
                  <svg:desc>Sheet1.T2:Sheet1.W2</svg:desc>
                </draw:g>
              </table:table-cell>
              <table:table-cell office:value-type="float" office:value="97838208">
                <text:p>97838208</text:p>
              </table:table-cell>
              <table:table-cell office:value-type="float" office:value="51132429733987.6">
                <text:p>51132429733987.6</text:p>
              </table:table-cell>
              <table:table-cell office:value-type="float" office:value="355960401936820">
                <text:p>3559604019368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